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083in"/>
    </style:style>
    <style:style style:name="co3" style:family="table-column">
      <style:table-column-properties fo:break-before="auto" style:column-width="1.2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4"/>
        <table:table-row table:style-name="ro1">
          <table:table-cell table:style-name="ce2" office:value-type="string" calcext:value-type="string">
            <text:p>Header Pin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Pico Pin</text:p>
          </table:table-cell>
          <table:table-cell table:style-name="ce2" office:value-type="string" calcext:value-type="string">
            <text:p>Daisy Seed Pin</text:p>
          </table:table-cell>
        </table:table-row>
        <table:table-row table:style-name="ro1">
          <table:table-cell table:number-columns-repeated="3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c sclk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V Digital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dec rese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splay DC (data/command)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dec sdout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splay data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2C sda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splay sclk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2C scl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splay cs (chip select)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dec lrclk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splay reset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dec sdin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put clipping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utput clipping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xit switch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3,8,13,18,23,28,33,38</text:p>
          </table:table-cell>
          <table:table-cell office:value-type="string" calcext:value-type="string">
            <text:p>20,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nter switch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3.3V out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ncoder 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ncoder 2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otentiometer P0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otentiometer P1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otentiometer P2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nc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c</text:p>
          </table:table-cell>
          <table:table-cell table:style-name="Default"/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22:54:02.621653954</meta:creation-date>
    <dc:date>2024-03-03T22:32:30.432164895</dc:date>
    <meta:editing-duration>PT2H7M9S</meta:editing-duration>
    <meta:editing-cycles>35</meta:editing-cycles>
    <meta:generator>LibreOffice/7.3.7.2$Linux_X86_64 LibreOffice_project/30$Build-2</meta:generator>
    <meta:document-statistic meta:table-count="1" meta:cell-count="131" meta:object-count="0"/>
  </office:meta>
</office:document-meta>
</file>